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17cm" table:align="left"/>
    </style:style>
    <style:style style:name="Table2.A" style:family="table-column">
      <style:table-column-properties style:column-width="1.52cm"/>
    </style:style>
    <style:style style:name="Table2.B" style:family="table-column">
      <style:table-column-properties style:column-width="15.48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fo:font-style="normal" style:text-underline-style="none" fo:font-weight="normal" officeooo:rsid="00157f85" officeooo:paragraph-rsid="00157f85" style:font-style-asian="normal" style:font-weight-asian="normal" style:font-style-complex="normal" style:font-weight-complex="normal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bold" officeooo:rsid="00157f85" officeooo:paragraph-rsid="00157f85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normal" style:text-underline-style="none" fo:font-weight="bold" officeooo:rsid="0013ecfc" officeooo:paragraph-rsid="0013ecfc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ize="14pt" fo:font-style="italic" style:text-underline-style="none" fo:font-weight="bold" officeooo:rsid="00157f85" officeooo:paragraph-rsid="00157f85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fo:font-style="italic" style:text-underline-style="none" fo:font-weight="bold" officeooo:rsid="0012a95a" officeooo:paragraph-rsid="0012a95a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text-properties fo:font-size="14pt" fo:font-style="italic" style:text-underline-style="none" fo:font-weight="bold" officeooo:rsid="0012a95a" officeooo:paragraph-rsid="0012a95a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able_20_Heading">
      <style:text-properties fo:font-size="2pt" style:font-size-asian="2pt" style:font-size-complex="2pt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Heading_20_3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" style:family="text">
      <style:text-properties officeooo:rsid="0013ec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ke a document which includes all functions related to file operation with syntax and small example.</text:p>
      <text:p text:style-name="P3"/>
      <text:p text:style-name="P5">Basic file Operations :</text:p>
      <text:p text:style-name="P5"/>
      <text:p text:style-name="P6">fopen () <text:tab/>Creating a file or opening an existing file</text:p>
      <text:p text:style-name="P6">fclose () <text:tab/>Closing a file</text:p>
      <text:p text:style-name="P6">fprintf () <text:tab/>Writing a block of data to a file</text:p>
      <text:p text:style-name="P6">fscanf () <text:tab/>Reading a block data from a file</text:p>
      <text:p text:style-name="P6">getc () <text:tab/><text:tab/>Reads a single character from a file</text:p>
      <text:p text:style-name="P6">putc () <text:tab/><text:tab/>Writes a single character to a file</text:p>
      <text:p text:style-name="P6">fseek () <text:tab/>Sets the position of a file pointer to a specified location</text:p>
      <text:p text:style-name="P6">ftell () <text:tab/><text:tab/>Returns the current position of a file pointer</text:p>
      <text:p text:style-name="P3"/>
      <text:p text:style-name="P3"/>
      <text:p text:style-name="P8">To create a file in a ‘C’ program following syntax is used,</text:p>
      <text:p text:style-name="Preformatted_20_Text">FILE *fp;</text:p>
      <text:p text:style-name="P2">fp = fopen ("file_name", "mode");</text:p>
      <text:p text:style-name="P3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File Mod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r</text:p>
          </table:table-cell>
          <table:table-cell table:style-name="Table2.A1" office:value-type="string">
            <text:p text:style-name="Table_20_Contents">Open a file for reading. If a file is in reading mode, then no data is deleted if a file is already present on a system.</text:p>
          </table:table-cell>
        </table:table-row>
        <table:table-row>
          <table:table-cell table:style-name="Table2.A1" office:value-type="string">
            <text:p text:style-name="Table_20_Contents">w</text:p>
          </table:table-cell>
          <table:table-cell table:style-name="Table2.A1" office:value-type="string">
            <text:p text:style-name="Table_20_Contents">Open a file for writing. If a file is in writing mode, then a new file is created if a file doesn’t exist at all. If a file is already present on a system, then all the data inside the file is truncated, and it is opened for writing purposes.</text:p>
          </table:table-cell>
        </table:table-row>
        <table:table-row>
          <table:table-cell table:style-name="Table2.A1" office:value-type="string">
            <text:p text:style-name="Table_20_Contents">a<text:span text:style-name="Strong_20_Emphasis"> </text:span></text:p>
          </table:table-cell>
          <table:table-cell table:style-name="Table2.A1" office:value-type="string">
            <text:p text:style-name="Table_20_Contents">Open a file in<text:line-break/>append mode. If a file is in append mode, then the file is opened. The content within the file doesn’t change.</text:p>
          </table:table-cell>
        </table:table-row>
        <table:table-row>
          <table:table-cell table:style-name="Table2.A1" office:value-type="string">
            <text:p text:style-name="Table_20_Contents">r+<text:span text:style-name="Strong_20_Emphasis"> </text:span></text:p>
          </table:table-cell>
          <table:table-cell table:style-name="Table2.A1" office:value-type="string">
            <text:p text:style-name="Table_20_Contents">open for reading and writing from beginning</text:p>
          </table:table-cell>
        </table:table-row>
        <table:table-row>
          <table:table-cell table:style-name="Table2.A1" office:value-type="string">
            <text:p text:style-name="Table_20_Contents">w+</text:p>
          </table:table-cell>
          <table:table-cell table:style-name="Table2.A1" office:value-type="string">
            <text:p text:style-name="Table_20_Contents">open for reading and writing, overwriting a file</text:p>
          </table:table-cell>
        </table:table-row>
        <table:table-row>
          <table:table-cell table:style-name="Table2.A1" office:value-type="string">
            <text:p text:style-name="Table_20_Contents">a+</text:p>
          </table:table-cell>
          <table:table-cell table:style-name="Table2.A1" office:value-type="string">
            <text:p text:style-name="Table_20_Contents">open for reading and writing, appending to file</text:p>
          </table:table-cell>
        </table:table-row>
      </table:table>
      <text:p text:style-name="P3"/>
      <text:p text:style-name="P8">Example:</text:p>
      <text:p text:style-name="Preformatted_20_Text">#include &lt;stdio.h&gt;</text:p>
      <text:p text:style-name="Preformatted_20_Text">int main() {</text:p>
      <text:p text:style-name="Preformatted_20_Text">FILE *fp;</text:p>
      <text:p text:style-name="Preformatted_20_Text">fp <text:s/>= fopen ("data.txt", "w");</text:p>
      <text:p text:style-name="P2">}</text:p>
      <text:p text:style-name="P8">You can specify the path where you want to create your file</text:p>
      <text:p text:style-name="Preformatted_20_Text">#include &lt;stdio.h&gt;</text:p>
      <text:p text:style-name="Preformatted_20_Text">int main() {</text:p>
      <text:p text:style-name="Preformatted_20_Text">FILE *fp;</text:p>
      <text:p text:style-name="Preformatted_20_Text">fp <text:s/>= fopen ("D://data.txt", "w");</text:p>
      <text:p text:style-name="P2">}</text:p>
      <text:p text:style-name="P10"/>
      <text:p text:style-name="P10"/>
      <text:p text:style-name="P10"><text:soft-page-break/>fclose :</text:p>
      <text:p text:style-name="P2">fclose (file_pointer);</text:p>
      <text:p text:style-name="Text_20_body">Example:</text:p>
      <text:p text:style-name="Preformatted_20_Text">FILE *fp;</text:p>
      <text:p text:style-name="Preformatted_20_Text">fp <text:s/>= fopen ("data.txt", "r");</text:p>
      <text:p text:style-name="P2">fclose (fp);</text:p>
      <text:p text:style-name="P3"/>
      <text:h text:style-name="P14" text:outline-level="3">fputc() :</text:h>
      <text:p text:style-name="Preformatted_20_Text">#include &lt;stdio.h&gt;</text:p>
      <text:p text:style-name="Preformatted_20_Text">int main() {</text:p>
      <text:p text:style-name="Preformatted_20_Text"><text:s text:c="8"/>int i;</text:p>
      <text:p text:style-name="Preformatted_20_Text"><text:s text:c="8"/>FILE * fptr;</text:p>
      <text:p text:style-name="Preformatted_20_Text"><text:s text:c="8"/>char fn[50];</text:p>
      <text:p text:style-name="Preformatted_20_Text"><text:s text:c="8"/>char str[] = "Guru99 Rocks\n";</text:p>
      <text:p text:style-name="Preformatted_20_Text"><text:s text:c="8"/>fptr = fopen("fputc_test.txt", "w"); // "w" defines "writing mode"</text:p>
      <text:p text:style-name="Preformatted_20_Text"><text:s text:c="8"/>for (i = 0; str[i] != '\n'; i++) {</text:p>
      <text:p text:style-name="Preformatted_20_Text"><text:s text:c="12"/>/* write to file using fputc() function */</text:p>
      <text:p text:style-name="Preformatted_20_Text"><text:s text:c="12"/>fputc(str[i], fptr);</text:p>
      <text:p text:style-name="Preformatted_20_Text"><text:s text:c="8"/>}</text:p>
      <text:p text:style-name="Preformatted_20_Text"><text:s text:c="8"/>fclose(fptr);</text:p>
      <text:p text:style-name="Preformatted_20_Text"><text:s text:c="8"/>return 0;</text:p>
      <text:p text:style-name="P2"><text:s text:c="4"/>}</text:p>
      <text:h text:style-name="P14" text:outline-level="3">fputs () :</text:h>
      <text:p text:style-name="Preformatted_20_Text">#include &lt;stdio.h&gt;</text:p>
      <text:p text:style-name="Preformatted_20_Text">int main() {</text:p>
      <text:p text:style-name="Preformatted_20_Text"><text:s text:c="8"/>FILE * fp;</text:p>
      <text:p text:style-name="Preformatted_20_Text"><text:s text:c="8"/>fp = fopen("fputs_test.txt", "w+");</text:p>
      <text:p text:style-name="Preformatted_20_Text"><text:s text:c="8"/>fputs("This is Guru99 Tutorial on fputs,", fp);</text:p>
      <text:p text:style-name="Preformatted_20_Text"><text:s text:c="8"/>fputs("We don't need to use for loop\n", fp);</text:p>
      <text:p text:style-name="Preformatted_20_Text"><text:s text:c="8"/>fputs("Easier than fputc function\n", fp);</text:p>
      <text:p text:style-name="Preformatted_20_Text"><text:s text:c="8"/>fclose(fp);</text:p>
      <text:p text:style-name="Preformatted_20_Text"><text:s text:c="8"/>return (0);</text:p>
      <text:p text:style-name="P2"><text:s text:c="4"/>}</text:p>
      <text:h text:style-name="P14" text:outline-level="3">fprintf() :</text:h>
      <text:p text:style-name="Preformatted_20_Text">#include &lt;stdio.h&gt;</text:p>
      <text:p text:style-name="Preformatted_20_Text"><text:s text:c="4"/>int main() {</text:p>
      <text:p text:style-name="Preformatted_20_Text"><text:s text:c="8"/>FILE *fptr;</text:p>
      <text:p text:style-name="Preformatted_20_Text"><text:s text:c="8"/>fptr = fopen("fprintf_test.txt", "w"); // "w" defines "writing mode"</text:p>
      <text:p text:style-name="Preformatted_20_Text"><text:s text:c="8"/>/* write to file */</text:p>
      <text:p text:style-name="Preformatted_20_Text"><text:s text:c="8"/>fprintf(fptr, "Learning C with Guru99\n");</text:p>
      <text:p text:style-name="Preformatted_20_Text"><text:s text:c="8"/>fclose(fptr);</text:p>
      <text:p text:style-name="Preformatted_20_Text"><text:s text:c="8"/>return 0;</text:p>
      <text:p text:style-name="P2"><text:s text:c="4"/>}</text:p>
      <text:p text:style-name="P8"/>
      <text:p text:style-name="P8"/>
      <text:p text:style-name="P9"/>
      <text:p text:style-name="P9"/>
      <text:p text:style-name="P11"><text:soft-page-break/>fputs_test.txt , fgets() , <text:span text:style-name="T1">f</text:span>scan() , fgetc() :</text:p>
      <text:p text:style-name="P8">The following program demonstrates reading from fputs_test.txt file using fgets(),fscanf() and fgetc () functions respectively :</text:p>
      <text:p text:style-name="Preformatted_20_Text">#include &lt;stdio.h&gt;</text:p>
      <text:p text:style-name="Preformatted_20_Text">int main() {</text:p>
      <text:p text:style-name="Preformatted_20_Text"><text:s text:c="8"/>FILE * file_pointer;</text:p>
      <text:p text:style-name="Preformatted_20_Text"><text:s text:c="8"/>char buffer[30], c;</text:p>
      <text:p text:style-name="Preformatted_20_Text"/>
      <text:p text:style-name="Preformatted_20_Text"><text:s text:c="8"/>file_pointer = fopen("fprintf_test.txt", "r");</text:p>
      <text:p text:style-name="Preformatted_20_Text"><text:s text:c="8"/>printf("----read a line----\n");</text:p>
      <text:p text:style-name="Preformatted_20_Text"><text:s text:c="8"/>fgets(buffer, 50, file_pointer);</text:p>
      <text:p text:style-name="Preformatted_20_Text"><text:s text:c="8"/>printf("%s\n", buffer);</text:p>
      <text:p text:style-name="Preformatted_20_Text"/>
      <text:p text:style-name="Preformatted_20_Text"><text:s text:c="8"/>printf("----read and parse data----\n");</text:p>
      <text:p text:style-name="Preformatted_20_Text"><text:s text:c="8"/>file_pointer = fopen("fprintf_test.txt", "r"); //reset the pointer</text:p>
      <text:p text:style-name="Preformatted_20_Text"><text:s text:c="8"/>char str1[10], str2[2], str3[20], str4[2];</text:p>
      <text:p text:style-name="Preformatted_20_Text"><text:s text:c="8"/>fscanf(file_pointer, "%s %s %s %s", str1, str2, str3, str4);</text:p>
      <text:p text:style-name="Preformatted_20_Text"><text:s text:c="8"/>printf("Read String1 |%s|\n", str1);</text:p>
      <text:p text:style-name="Preformatted_20_Text"><text:s text:c="8"/>printf("Read String2 |%s|\n", str2);</text:p>
      <text:p text:style-name="Preformatted_20_Text"><text:s text:c="8"/>printf("Read String3 |%s|\n", str3);</text:p>
      <text:p text:style-name="Preformatted_20_Text"><text:s text:c="8"/>printf("Read String4 |%s|\n", str4);</text:p>
      <text:p text:style-name="Preformatted_20_Text"/>
      <text:p text:style-name="Preformatted_20_Text"><text:s text:c="8"/>printf("----read the entire file----\n");</text:p>
      <text:p text:style-name="Preformatted_20_Text"/>
      <text:p text:style-name="Preformatted_20_Text"><text:s text:c="8"/>file_pointer = fopen("fprintf_test.txt", "r"); //reset the pointer</text:p>
      <text:p text:style-name="Preformatted_20_Text"><text:s text:c="8"/>while ((c = getc(file_pointer)) != EOF) printf("%c", c);</text:p>
      <text:p text:style-name="Preformatted_20_Text"/>
      <text:p text:style-name="Preformatted_20_Text"><text:s text:c="8"/>fclose(file_pointer);</text:p>
      <text:p text:style-name="Preformatted_20_Text"><text:s text:c="8"/>return 0;</text:p>
      <text:p text:style-name="P2"><text:s text:c="4"/>}</text:p>
      <text:p text:style-name="P7">getc and putc:</text:p>
      <text:p text:style-name="P4"/>
      <text:p text:style-name="P1">#include &lt;stdio.h&gt;</text:p>
      <text:p text:style-name="Preformatted_20_Text">int main() {</text:p>
      <text:p text:style-name="Preformatted_20_Text"><text:s text:c="8"/>FILE * fp;</text:p>
      <text:p text:style-name="Preformatted_20_Text"><text:s text:c="8"/>char c;</text:p>
      <text:p text:style-name="Preformatted_20_Text"><text:s text:c="8"/>printf("File Handling\n");</text:p>
      <text:p text:style-name="Preformatted_20_Text"><text:s text:c="8"/>//open a file</text:p>
      <text:p text:style-name="Preformatted_20_Text"><text:s text:c="8"/>fp = fopen("demo.txt", "w");</text:p>
      <text:p text:style-name="Preformatted_20_Text"><text:s text:c="8"/>//writing operation</text:p>
      <text:p text:style-name="Preformatted_20_Text"><text:s text:c="8"/>while ((c = getchar()) != EOF) {</text:p>
      <text:p text:style-name="Preformatted_20_Text"><text:s text:c="12"/>putc(c, fp);</text:p>
      <text:p text:style-name="Preformatted_20_Text"><text:s text:c="8"/>}</text:p>
      <text:p text:style-name="Preformatted_20_Text"><text:s text:c="8"/>//close file</text:p>
      <text:p text:style-name="Preformatted_20_Text"><text:s text:c="8"/>fclose(fp);</text:p>
      <text:p text:style-name="Preformatted_20_Text"><text:s text:c="8"/>printf("Data Entered:\n");</text:p>
      <text:p text:style-name="Preformatted_20_Text"><text:s text:c="8"/>//reading</text:p>
      <text:p text:style-name="Preformatted_20_Text"><text:s text:c="8"/>fp = fopen("demo.txt", "r");</text:p>
      <text:p text:style-name="Preformatted_20_Text"><text:s text:c="8"/>while ((c = getc(fp)) != EOF) {</text:p>
      <text:p text:style-name="Preformatted_20_Text"><text:s text:c="12"/>printf("%c", c);</text:p>
      <text:p text:style-name="Preformatted_20_Text"><text:s text:c="8"/>}</text:p>
      <text:p text:style-name="Preformatted_20_Text"><text:s text:c="8"/>fclose(fp);</text:p>
      <text:p text:style-name="Preformatted_20_Text"><text:s text:c="8"/>return 0;</text:p>
      <text:p text:style-name="P2"><text:s text:c="4"/>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7T11:06:50.125858987</meta:creation-date>
    <dc:date>2022-07-07T11:30:15.750501584</dc:date>
    <meta:editing-duration>PT2M40S</meta:editing-duration>
    <meta:editing-cycles>1</meta:editing-cycles>
    <meta:document-statistic meta:table-count="1" meta:image-count="0" meta:object-count="0" meta:page-count="3" meta:paragraph-count="128" meta:word-count="598" meta:character-count="4100" meta:non-whitespace-character-count="3084"/>
    <meta:generator>LibreOffice/6.0.7.3$Linux_X86_64 LibreOffice_project/00m0$Build-3</meta:generator>
  </office:meta>
</office:document-meta>
</file>